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459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240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516in"/>
    </style:style>
    <style:style style:name="ro5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382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default-cell-style-name="ce18"/>
        <table:table-column table:style-name="co14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6" table:default-cell-style-name="Default"/>
        <table:table-column table:style-name="co16" table:default-cell-style-name="ce2"/>
        <table:table-column table:style-name="co16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4"/>
        </table:table-row>
        <table:table-row table:style-name="ro3">
          <table:table-cell table:style-name="ce2"/>
          <table:table-cell table:number-columns-repeated="25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S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3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S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S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3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S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S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S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S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S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S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S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S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S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S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S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S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S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S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3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S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3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S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number-columns-repeated="2"/>
          <table:table-cell table:style-name="ce17" office:value-type="string" calcext:value-type="string">
            <text:p>Servo 4</text:p>
          </table:table-cell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S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17" office:value-type="string" calcext:value-type="string">
            <text:p>Servo 3</text:p>
          </table:table-cell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S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string" calcext:value-type="string">
            <text:p>Servo 2</text:p>
          </table:table-cell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S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office:value-type="string" calcext:value-type="string">
            <text:p>Servo 1</text:p>
          </table:table-cell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S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S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3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S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3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S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3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S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3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S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3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S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3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S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3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S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3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S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S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3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S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3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S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3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S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3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S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3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S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3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S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3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S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3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S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3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S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3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S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3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S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24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4"/>
        </table:table-row>
        <table:table-row table:style-name="ro3">
          <table:table-cell table:style-name="ce2" table:number-columns-repeated="12"/>
          <table:table-cell table:number-columns-repeated="14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number-columns-repeated="2" table:style-name="ce17" office:value-type="string" calcext:value-type="string">
            <text:p>#Reset</text:p>
          </table:table-cell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S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S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S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S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S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S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S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S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3" table:style-name="ce17" office:value-type="string" calcext:value-type="string">
            <text:p>I2C_SCL</text:p>
          </table:table-cell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S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3" table:style-name="ce17" office:value-type="string" calcext:value-type="string">
            <text:p>I2C_SDA</text:p>
          </table:table-cell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S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S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S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S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S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S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S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number-columns-repeated="2"/>
          <table:table-cell office:value-type="string" calcext:value-type="string">
            <text:p>FET 3</text:p>
          </table:table-cell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S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S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S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S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S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S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3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S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S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3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S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5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 table:number-rows-repeated="1048474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Sheet2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2-16T09:31:06.984000000</dc:date>
    <meta:editing-duration>P23DT6H59M26S</meta:editing-duration>
    <meta:editing-cycles>19</meta:editing-cycles>
    <meta:generator>LibreOffice/4.1.3.2$Windows_x86 LibreOffice_project/70feb7d99726f064edab4605a8ab840c50ec57a</meta:generator>
    <meta:document-statistic meta:table-count="3" meta:cell-count="1446" meta:object-count="0"/>
    <meta:user-defined meta:name="Info 1"/>
    <meta:user-defined meta:name="Info 2"/>
    <meta:user-defined meta:name="Info 3"/>
    <meta:user-defined meta:name="Info 4"/>
  </office:meta>
</office:document-meta>
</file>